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980b"/>
    </style:style>
    <style:style style:name="P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4pt" officeooo:rsid="001c5f69" officeooo:paragraph-rsid="001c5f69" style:font-size-asian="14pt" style:font-size-complex="14pt"/>
    </style:style>
    <style:style style:name="P3" style:family="paragraph" style:parent-style-name="Standard" style:list-style-name="L5">
      <style:paragraph-properties fo:margin-top="0in" fo:margin-bottom="0in" style:contextual-spacing="false" fo:line-height="150%" fo:text-align="justify" style:justify-single-word="false"/>
      <style:text-properties fo:font-size="14pt" officeooo:rsid="001c5f69" officeooo:paragraph-rsid="001c5f69" style:font-size-asian="14pt" style:font-size-complex="14pt"/>
    </style:style>
    <style:style style:name="P4" style:family="paragraph" style:parent-style-name="Standard" style:list-style-name="L5">
      <style:paragraph-properties fo:margin-top="0in" fo:margin-bottom="0in" style:contextual-spacing="false" fo:line-height="150%" fo:text-align="justify" style:justify-single-word="false"/>
      <style:text-properties fo:font-size="14pt" officeooo:rsid="001d40fc" officeooo:paragraph-rsid="001d40fc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4pt" officeooo:rsid="001dc3f4" officeooo:paragraph-rsid="001dc3f4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4pt" officeooo:paragraph-rsid="001c5f69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4pt" officeooo:paragraph-rsid="001d40fc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1fe69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1c5f69" style:text-blinking="false" fo:background-color="transparent" loext:char-shading-value="0" style:font-size-asian="16pt" style:font-size-complex="16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19980b" style:text-blinking="false" fo:background-color="transparent" loext:char-shading-value="0" style:font-size-asian="16pt" style:font-weight-asian="normal" style:font-size-complex="16pt" style:font-weight-complex="normal"/>
    </style:style>
    <style:style style:name="T3" style:family="text">
      <style:text-properties officeooo:rsid="001c5f69"/>
    </style:style>
    <style:style style:name="T4" style:family="text">
      <style:text-properties fo:font-size="22pt" officeooo:rsid="0019980b" style:font-size-asian="22pt" style:font-size-complex="22pt"/>
    </style:style>
    <style:style style:name="T5" style:family="text">
      <style:text-properties fo:font-size="14pt" officeooo:rsid="001c5f69" style:font-size-asian="14pt" style:font-size-complex="14pt"/>
    </style:style>
    <style:style style:name="T6" style:family="text">
      <style:text-properties officeooo:rsid="001d40fc"/>
    </style:style>
    <style:style style:name="T7" style:family="text">
      <style:text-properties officeooo:rsid="001dc3f4"/>
    </style:style>
    <style:style style:name="T8" style:family="text">
      <style:text-properties officeooo:rsid="001e3c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База данных творческого руководителя студенческого музыкального коллектива</text:span></text:p>
      <text:p text:style-name="P8"><text:tab/></text:p>
      <text:p text:style-name="P8"><text:span text:style-name="T5"><text:tab/>Определение контекста</text:span></text:p>
      <text:p text:style-name="P6"><text:tab/>Музыкальный коллектив — коллектив людей, объединённых общей целью или работой, которые так или иначе связаны с музыкой.</text:p>
      <text:p text:style-name="P7"><text:tab/><text:span text:style-name="T6">Состояние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, изъявившие желание заниматься в музыкальном коллективе. Музыкальный коллектив использует для работы и проведения занятий </text:span><text:span text:style-name="T3">помещение с хорошей акустикой </text:span><text:span text:style-name="T6">в лице просторного учебного класса, принадлежащий университету.</text:span></text:p>
      <text:p text:style-name="P2"><text:tab/>В состав музыкального коллектива входят:</text:p>
      <text:list xml:id="list303227327" text:style-name="L5">
        <text:list-item>
          <text:p text:style-name="P3">Участники, в числе которых могут быть как музыканты, так и другие лица (звукорежиссёр, техник, SMM-менеджер и музыкальный руководитель). <text:span text:style-name="T6">Группа студентов-участников не является закрытой: в течение года в неё могу приниматься любые желающие</text:span>;</text:p>
        </text:list-item>
        <text:list-item>
          <text:p text:style-name="P3">Музыкальные инструменты. Каждый музыкант имеет в своём распоряжении хотя бы один музыкальный инструмент (<text:span text:style-name="T6">ударная установка</text:span>, синтезатор, ба<text:span text:style-name="T6">c</text:span>-гитара, <text:span text:style-name="T6">электрогитара, </text:span>акустическая гитара, саксофон, трамбон, туба, труба и др.), либо он может быть вокалистом (в таком случае инструмент - голос);</text:p>
        </text:list-item>
        <text:list-item>
          <text:p text:style-name="P3">Репертуар. <text:span text:style-name="T6">В качестве репертуара могут выступать музыкальные произведения, исполняемые как одним человеком (соло), двумя(дуэт), тремя(трио), так и большей группой музыкантов. Произведения могу исполняться как с вокалистом, так и быть чисто инструментальными. Участники имеют право вносить предложения по выбору репертуара;</text:span></text:p>
        </text:list-item>
        <text:list-item>
          <text:p text:style-name="P4">Репетиции. Для функционирования музыкального коллектива должны устраиваться как общие репетиции, так и индивидуальные или групповые <text:soft-page-break/>занятия с музыкантами для приопретения профессиональных навыков и разучивания партий;</text:p>
        </text:list-item>
        <text:list-item>
          <text:p text:style-name="P3"><text:span text:style-name="T6">Посещаемость</text:span>. <text:span text:style-name="T6">После составления расписания, удобного для всех студентов, в момент репетиций учитывается посещаемость участников коллектива, а также краткое описание занятия;</text:span></text:p>
        </text:list-item>
        <text:list-item>
          <text:p text:style-name="P3"><text:span text:style-name="T6">Материально-техническое оснащение</text:span>. <text:span text:style-name="T6">Включает в себя звукоусиливающую аппаратуру, микшерный пульт, микрофоны, комбоусилители, процессор гитарных эффектов, кабели, стойки, пюпитры и др..</text:span></text:p>
        </text:list-item>
        <text:list-item>
          <text:p text:style-name="P3"><text:span text:style-name="T6">Мероприятия</text:span>. <text:span text:style-name="T6">В качестве мероприятий выступают конкурсы, фестивали, творческие отчёты, концерты от университета, собрания и другие мероприятия различного уровня.</text:span></text:p>
        </text:list-item>
      </text:list>
      <text:p text:style-name="P7"><text:span text:style-name="T3"><text:tab/></text:span></text:p>
      <text:p text:style-name="P7"><text:span text:style-name="T3"><text:tab/>Место деятельности пользователя (</text:span><text:span text:style-name="T6">творческого</text:span><text:span text:style-name="T3"> руководителя </text:span><text:span text:style-name="T6">музыкальной группы</text:span><text:span text:style-name="T3">) - </text:span></text:p>
      <text:p text:style-name="P2"/>
      <text:p text:style-name="P2"><text:tab/>Описание локального представления</text:p>
      <text:p text:style-name="P2">Цель проекта: обеспечить информационное сопровождение процессов управления вокально-инструментального ансамбля.</text:p>
      <text:p text:style-name="P2">Точка зрения модели: музыкальный руководитель вокально-инструментального ансамбля.</text:p>
      <text:p text:style-name="P2">Задачи пользователя:</text:p>
      <text:p text:style-name="P2">- накопление первичной информации об участниках ансамбля</text:p>
      <text:p text:style-name="P5">- накопление информации о музыкальных инструментах ансамбля</text:p>
      <text:p text:style-name="P2">- накопление информации о репертуаре ансамбля</text:p>
      <text:p text:style-name="P2">- <text:span text:style-name="T7">назначение расписаний для различных составов внутри ансамбля</text:span></text:p>
      <text:p text:style-name="P2">- учёт посещаемости <text:span text:style-name="T7">участников ансамбля соответствующих занятий</text:span></text:p>
      <text:p text:style-name="P2">- учёт <text:span text:style-name="T7">материально-технического оснащения</text:span></text:p>
      <text:p text:style-name="P2">- <text:span text:style-name="T7">накопление информации о грядущих мероприятиях различного уровня</text:span></text:p>
      <text:p text:style-name="P2"/>
      <text:p text:style-name="P2"><text:soft-page-break/>Функции пользователя:</text:p>
      <text:p text:style-name="P2">- Запись о вступлении участника в ансамбль</text:p>
      <text:p text:style-name="P2">- <text:span text:style-name="T7">Запись о включении музыкального инструмента в состав ансамбля</text:span></text:p>
      <text:p text:style-name="P2">- Выбор репертуара вокально-инструментального ансамбля</text:p>
      <text:p text:style-name="P2">- <text:span text:style-name="T7">Составление расписания участникам ансамбля</text:span></text:p>
      <text:p text:style-name="P2">- <text:span text:style-name="T8">Запись о посещении участника репетиции</text:span></text:p>
      <text:p text:style-name="P2">- <text:span text:style-name="T8">Запись о включении материального или технического оснащения в состав ансамбля</text:span></text:p>
      <text:p text:style-name="P2">- <text:span text:style-name="T8">Добавление записи о грядущем мероприятии</text:span></text:p>
      <text:p text:style-name="P2"/>
      <text:p text:style-name="P2">Входные документы и сообщения:</text:p>
      <text:p text:style-name="P2">- <text:span text:style-name="T8">Контактная информация об участнике</text:span></text:p>
      <text:p text:style-name="P2">- </text:p>
      <text:p text:style-name="P2">- </text:p>
      <text:p text:style-name="P2">- </text:p>
      <text:p text:style-name="P2">- </text:p>
      <text:p text:style-name="P2"/>
      <text:p text:style-name="P2">Систематизация имеющейся информации о ПО</text:p>
      <text:p text:style-name="P2">Словарь данны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1:22:26.935399379</meta:creation-date>
    <dc:date>2023-03-20T21:51:42.255308856</dc:date>
    <meta:editing-duration>PT16H59M46S</meta:editing-duration>
    <meta:editing-cycles>8</meta:editing-cycles>
    <meta:generator>LibreOffice/7.4.6.2$Linux_X86_64 LibreOffice_project/40$Build-2</meta:generator>
    <meta:document-statistic meta:table-count="0" meta:image-count="0" meta:object-count="0" meta:page-count="3" meta:paragraph-count="42" meta:word-count="419" meta:character-count="3469" meta:non-whitespace-character-count="3083"/>
  </office:meta>
</office:document-meta>
</file>